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arallel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297162" calcext:value-type="float">
            <text:p>0.0297162</text:p>
          </table:table-cell>
          <table:table-cell office:value-type="float" office:value="0.0337579" calcext:value-type="float">
            <text:p>0.0337579</text:p>
          </table:table-cell>
          <table:table-cell office:value-type="float" office:value="0.017605" calcext:value-type="float">
            <text:p>0.017605</text:p>
          </table:table-cell>
          <table:table-cell office:value-type="float" office:value="0.0318265" calcext:value-type="float">
            <text:p>0.0318265</text:p>
          </table:table-cell>
          <table:table-cell office:value-type="float" office:value="0.0318227" calcext:value-type="float">
            <text:p>0.0318227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426688" calcext:value-type="float">
            <text:p>0.0426688</text:p>
          </table:table-cell>
          <table:table-cell office:value-type="float" office:value="0.0596327" calcext:value-type="float">
            <text:p>0.0596327</text:p>
          </table:table-cell>
          <table:table-cell office:value-type="float" office:value="0.0487941" calcext:value-type="float">
            <text:p>0.0487941</text:p>
          </table:table-cell>
          <table:table-cell office:value-type="float" office:value="0.0289841" calcext:value-type="float">
            <text:p>0.0289841</text:p>
          </table:table-cell>
          <table:table-cell office:value-type="float" office:value="0.0358676" calcext:value-type="float">
            <text:p>0.0358676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550362" calcext:value-type="float">
            <text:p>0.05503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150383" calcext:value-type="float">
            <text:p>0.1503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160449" calcext:value-type="float">
            <text:p>0.1604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37961" calcext:value-type="float">
            <text:p>0.379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0.513573" calcext:value-type="float">
            <text:p>0.5135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0.826353" calcext:value-type="float">
            <text:p>0.8263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1.16586" calcext:value-type="float">
            <text:p>1.165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32911" calcext:value-type="float">
            <text:p>1.32911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quential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14:50.012979090</meta:creation-date>
    <dc:date>2016-10-02T12:36:51.062531690</dc:date>
    <meta:editing-duration>PT11M50S</meta:editing-duration>
    <meta:editing-cycles>2</meta:editing-cycles>
    <meta:generator>LibreOffice/5.1.4.2$Linux_X86_64 LibreOffice_project/10m0$Build-2</meta:generator>
    <meta:document-statistic meta:table-count="1" meta:cell-count="54" meta:object-count="0"/>
  </office:meta>
</office:document-meta>
</file>